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ParseException.getCharacter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Exception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Exception.get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Exception.getBase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ParseException.getColum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Exception.XMLParseException( XMLLocator locator , String message , Exception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ParseException.XMLParseException( XMLLocator locator ,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ParseException.getExpanded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Exception.getLiteral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Exception.toString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